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Noto Serif CJK KR2" svg:font-family="'Noto Serif CJK KR'" style:font-family-generic="roman"/>
    <style:font-face style:name="Noto Serif CJK KR" svg:font-family="'Noto Serif CJK KR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KR" svg:font-family="'Noto Sans CJK KR'" style:font-family-generic="system" style:font-pitch="variable"/>
    <style:font-face style:name="Noto Serif CJK KR1" svg:font-family="'Noto Serif CJK KR'" style:font-family-generic="system" style:font-pitch="variable"/>
  </office:font-face-decls>
  <office:automatic-styles>
    <style:style style:name="P1" style:family="paragraph" style:parent-style-name="Standard">
      <style:text-properties officeooo:rsid="001861d9" officeooo:paragraph-rsid="001861d9"/>
    </style:style>
    <style:style style:name="P2" style:family="paragraph" style:parent-style-name="Standard">
      <style:text-properties officeooo:rsid="001861d9" officeooo:paragraph-rsid="001a0c3b"/>
    </style:style>
    <style:style style:name="P3" style:family="paragraph" style:parent-style-name="Standard">
      <style:text-properties officeooo:rsid="001861d9" officeooo:paragraph-rsid="001ab679"/>
    </style:style>
    <style:style style:name="P4" style:family="paragraph" style:parent-style-name="Standard">
      <style:text-properties officeooo:rsid="001861d9" officeooo:paragraph-rsid="001dc698"/>
    </style:style>
    <style:style style:name="P5" style:family="paragraph" style:parent-style-name="Standard">
      <style:text-properties officeooo:rsid="001861d9" officeooo:paragraph-rsid="0020fbb9"/>
    </style:style>
    <style:style style:name="P6" style:family="paragraph" style:parent-style-name="Standard">
      <style:text-properties officeooo:rsid="001a0c3b" officeooo:paragraph-rsid="001a0c3b"/>
    </style:style>
    <style:style style:name="P7" style:family="paragraph" style:parent-style-name="Standard">
      <style:text-properties officeooo:rsid="001a0c3b" officeooo:paragraph-rsid="001ab679"/>
    </style:style>
    <style:style style:name="T1" style:family="text">
      <style:text-properties style:font-name="Noto Serif CJK KR2" style:font-name-asian="Noto Serif CJK KR2" style:font-name-complex="Noto Serif CJK KR2"/>
    </style:style>
    <style:style style:name="T2" style:family="text">
      <style:text-properties style:font-name="Noto Serif CJK KR2" officeooo:rsid="001861d9" style:font-name-asian="Noto Serif CJK KR2" style:font-name-complex="Noto Serif CJK KR2"/>
    </style:style>
    <style:style style:name="T3" style:family="text">
      <style:text-properties style:font-name="Noto Serif CJK KR2" officeooo:rsid="001a0c3b" style:font-name-asian="Noto Serif CJK KR2" style:font-name-complex="Noto Serif CJK KR2"/>
    </style:style>
    <style:style style:name="T4" style:family="text">
      <style:text-properties style:font-name="Noto Serif CJK KR2" officeooo:rsid="001ab679" style:font-name-asian="Noto Serif CJK KR2" style:font-name-complex="Noto Serif CJK KR2"/>
    </style:style>
    <style:style style:name="T5" style:family="text">
      <style:text-properties style:font-name="Noto Serif CJK KR2" officeooo:rsid="001c4aaf" style:font-name-asian="Noto Serif CJK KR2" style:font-name-complex="Noto Serif CJK KR2"/>
    </style:style>
    <style:style style:name="T6" style:family="text">
      <style:text-properties style:font-name="Noto Serif CJK KR2" officeooo:rsid="001dc698" style:font-name-asian="Noto Serif CJK KR2" style:font-name-complex="Noto Serif CJK KR2"/>
    </style:style>
    <style:style style:name="T7" style:family="text">
      <style:text-properties style:font-name="Noto Serif CJK KR2" officeooo:rsid="0020fbb9" style:font-name-asian="Noto Serif CJK KR2" style:font-name-complex="Noto Serif CJK KR2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git으로 파일 관리 시작하기.</text:p>
      <text:p text:style-name="P1"/>
      <text:p text:style-name="P1"><text:s text:c="2"/><text:span text:style-name="T1">■</text:span> git init 디렉터리 : git으로 디렉터리 관리를 시작한다. </text:p>
      <text:p text:style-name="P1"/>
      <text:p text:style-name="P6">2. git으로 파일 관리하는 법</text:p>
      <text:p text:style-name="P6"><text:s/></text:p>
      <text:p text:style-name="P2"><text:span text:style-name="T1"><text:s/>■ </text:span><text:span text:style-name="T3">Working tree : 버전에 업로드 되지 않는 파일이 있는 공간</text:span></text:p>
      <text:p text:style-name="P2"><text:span text:style-name="T3"/></text:p>
      <text:p text:style-name="P2"><text:span text:style-name="T3"><text:s/></text:span><text:span text:style-name="T1">■ </text:span><text:span text:style-name="T3">Staging Area : 버전에 업로드 되는 파일이 있는 공간</text:span></text:p>
      <text:p text:style-name="P2"><text:span text:style-name="T3"/></text:p>
      <text:p text:style-name="P2"><text:span text:style-name="T3"><text:s/>■ Repository : 버전이 저장되는 공간</text:span></text:p>
      <text:p text:style-name="P6"/>
      <text:p text:style-name="P7"><text:span text:style-name="T2"><text:s/>■ </text:span><text:span text:style-name="T1">git status : 현재 git의 상태를 나타냄(버전이 있는지, </text:span><text:span text:style-name="T4">Staging Area에 파일이 있는지_commit</text:span></text:p>
      <text:p text:style-name="P7"><text:span text:style-name="T4"><text:s text:c="4"/>되었는지 여부)</text:span></text:p>
      <text:p text:style-name="P7"><text:span text:style-name="T4"/></text:p>
      <text:p text:style-name="P3"><text:span text:style-name="T4"><text:s/></text:span><text:span text:style-name="T1">■ </text:span><text:span text:style-name="T4">git add (파일 이름) : Staging Area에 파일을 등록한다.</text:span></text:p>
      <text:p text:style-name="P3"><text:span text:style-name="T4"/></text:p>
      <text:p text:style-name="P3"><text:span text:style-name="T4"><text:s/>■ git commit </text:span><text:span text:style-name="T5">: ?</text:span></text:p>
      <text:p text:style-name="P4"><text:span text:style-name="T5"><text:s text:c="2"/></text:span><text:span text:style-name="T6">◆ -m “버전 이름” : </text:span><text:span text:style-name="T5">Staging Area에 있는 파일들을 “버전 이름” 으로 저장한다.</text:span></text:p>
      <text:p text:style-name="P4"><text:span text:style-name="T5"/></text:p>
      <text:p text:style-name="P5"><text:span text:style-name="T4"><text:s/>■ </text:span><text:span text:style-name="T7">git log : 버전들이 저장된 기록을 나타낸다.</text:span></text:p>
      <text:p text:style-name="P5"><text:span text:style-name="T5"><text:s text:c="2"/></text:span><text:span text:style-name="T6">◆ -</text:span><text:span text:style-name="T7">p : 버전들이 저장된 기록과 수정 사항을 나타낸다.</text:span></text:p>
      <text:p text:style-name="P5"><text:span text:style-name="T6"/></text:p>
      <text:p text:style-name="P4"><text:span text:style-name="T5"><text:s/></text:span><text:span text:style-name="T1">■ </text:span><text:span text:style-name="T6">git diff : 수정된 파일들의 수정 사항을 나타낸다.</text:span></text:p>
      <text:p text:style-name="P4"><text:span text:style-name="T6"/></text:p>
      <text:p text:style-name="P4"><text:span text:style-name="T6"><text:s/></text:span><text:span text:style-name="T1">■ </text:span><text:span text:style-name="T6">git reset : ?</text:span></text:p>
      <text:p text:style-name="P4"><text:span text:style-name="T6"><text:s text:c="2"/>◆ --hard : 수정된 사항들을 되돌린다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Noto Serif CJK KR2" svg:font-family="'Noto Serif CJK KR'" style:font-family-generic="roman"/>
    <style:font-face style:name="Noto Serif CJK KR" svg:font-family="'Noto Serif CJK KR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KR" svg:font-family="'Noto Sans CJK KR'" style:font-family-generic="system" style:font-pitch="variable"/>
    <style:font-face style:name="Noto Serif CJK KR1" svg:font-family="'Noto Serif CJK K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Noto Serif CJK KR" fo:font-size="12pt" fo:language="en" fo:country="US" style:letter-kerning="true" style:font-name-asian="Noto Serif CJK KR1" style:font-size-asian="10.5pt" style:language-asian="ko" style:country-asian="KR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oto Serif CJK KR" fo:font-size="12pt" fo:language="en" fo:country="US" style:letter-kerning="true" style:font-name-asian="Noto Serif CJK KR1" style:font-size-asian="10.5pt" style:language-asian="ko" style:country-asian="KR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KR" style:font-family-asian="'Noto Sans CJK K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11T15:30:49.296078921</meta:creation-date>
    <dc:date>2021-01-11T17:07:52.918218112</dc:date>
    <meta:editing-duration>PT46M55S</meta:editing-duration>
    <meta:editing-cycles>10</meta:editing-cycles>
    <meta:generator>LibreOffice/6.4.6.2$Linux_X86_64 LibreOffice_project/40$Build-2</meta:generator>
    <meta:document-statistic meta:table-count="0" meta:image-count="0" meta:object-count="0" meta:page-count="1" meta:paragraph-count="17" meta:word-count="279" meta:character-count="526" meta:non-whitespace-character-count="393"/>
  </office:meta>
</office:document-meta>
</file>